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4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95869691938186485"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2207785259022396299"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4">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4">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423094940133880049"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024917495937966791"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text:soft-page-break/>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text:soft-page-break/></text:p>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text:soft-page-break/>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text:soft-page-break/>–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text:soft-page-break/>–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text:soft-page-break/>–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text:soft-page-break/>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text:soft-page-break/>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text:soft-page-break/>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Разумеется, полиция приехала, как только мы обнаружили эти чёртовы резонаторы — иначе ж и быть не могло!</text:p>
      <text:p text:style-name="P45"><text:soft-page-break/>…</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oft-page-break/><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pan text:style-name="T8">– </text:span>Кто мешает нам спать после тяжкого выступления?</text:p>
      <text:p text:style-name="P45">Я осторожно выглянул из куста.</text:p>
      <text:p text:style-name="P45"><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text:soft-page-break/>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text:soft-page-break/>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Я пожал плечами и обнял пегаску.</text:p>
      <text:p text:style-name="P45">– Э, нет, погоди. – Дэш сбросила плащ Трикси, скрывающий её крылья. – Давай!</text:p>
      <text:p text:style-name="P45"><text:soft-page-break/>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
      <text:p text:style-name="P45"><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 Вроде не сплю — боль чувствуется. Тогда какого сена я падаю?!!</text:p>
      <text:p text:style-name="P45"><text:soft-page-break/>–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p>
      <text:p text:style-name="P45"><text:soft-page-break/>–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На ближайшем же столбе висело объявление, в котором за мою голову уже предлагалось двадцать пять тысяч.</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text:soft-page-break/>–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обнял пегаску и погладил её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В чём дело?</text:p>
      <text:p text:style-name="P45">Пегаска молча потянула зубами за шлейку рюкзака, сдёргивая его с меня.</text:p>
      <text:p text:style-name="P45">– Дэш, ты чего?</text:p>
      <text:p text:style-name="P45">Пегаска раскрыла рюкзак и стала копаться в нём.</text:p>
      <text:p text:style-name="P45">– Я могу нести тебя, когда ты весишь семьдесят килограмм. – больший из двух котелков отправился в провал.</text:p>
      <text:p text:style-name="P45">– Я могу тянуть тебя, когда ты весишь восемьдесят килограмм. – две трети наших запасов картошки ухнули следом.</text:p>
      <text:p text:style-name="P45">– Я могу тащить тебя, даже когда ты весишь девяносто! – насос и запасное колесо к самокату улетели туда же.</text:p>
      <text:p text:style-name="P45">– Но мы не договаривались, что ты будешь весить под сто десять только потому, что дорвался до бесплатных магазинов! Это уже слишком!</text:p>
      <text:p text:style-name="P45">–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5">…</text:p>
      <text:p text:style-name="P4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5">– Я вижу скалу Кантерлот. Ещё день пути — и сворачиваем к Понивиллю.</text:p>
      <text:p text:style-name="P45">– А ты выдержишь?</text:p>
      <text:p text:style-name="P45">Пегаска фыркнула.</text:p>
      <text:p text:style-name="P45">– Я-то выдержу. Самокат — нет.</text:p>
      <text:p text:style-name="P4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5">– Я уже думала над этим. Там часто встречаются пони. Тебя узнают.</text:p>
      <text:p text:style-name="P45"><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5">– «Трасса 52» – прочла Дэш на табличке. – Что-то я не помню тут никаких трасс. Наверное, недавно построили.</text:p>
      <text:p text:style-name="P4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5">От скорости, которую мы развили на новой дороге у меня свистело в ушах. В какой-то момент я всё же услышал подозрительное скрипение.</text:p>
      <text:p text:style-name="P45">– Дэ-э-эш! Тормози-и-и!!!</text:p>
      <text:p text:style-name="P45">– Чего-о-о?! Не слышу!!!</text:p>
      <text:p text:style-name="P45">КРАК!!!</text:p>
      <text:p text:style-name="P45">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45">…</text:p>
      <text:p text:style-name="P45">Сияние. Повсюду сияние.</text:p>
      <text:p text:style-name="P146">&lt;<text:span text:style-name="T1">Макс видит сияние кварцевых ламп в реанимационном отделении, где он лежит под капельницей. Макс закрывает глаза и видит расплывчатый образ медсестры в голубом халате. Но кто-то зовёт его издалека: «Макс! Макс!» И он просыпается. Голубая медсестра превращается в Дэш.</text:span>&gt;</text:p>
      <text:p text:style-name="P30">…</text:p>
      <text:p text:style-name="P30">– Ма-а-акс!!! – быстрое всхлипывание прекращается, когда я открываю глаза.</text:p>
      <text:p text:style-name="P30">– Макс?</text:p>
      <text:p text:style-name="P45"/>
      <text:p text:style-name="P45"/>
      <text:p text:style-name="P45">Сознание с трудом возвращалось в гудевшую <text:span text:style-name="T60">как с бодуна</text:span> голову. Синяя клякса сфокусировалась в пегаску, обеспокоенно склонившуюся надо мной.</text:p>
      <text:p text:style-name="P45">– Макс, ты <text:span text:style-name="T60">цел</text:span>? – <text:span text:style-name="T60">пегаска прислонила ухо к моей груди, п</text:span><text:span text:style-name="T60">ы</text:span><text:span text:style-name="T60">таясь </text:span>услышать<text:span text:style-name="T60"> пульс.</text:span></text:p>
      <text:p text:style-name="P45"/>
      <text:p text:style-name="P45"/>
      <text:p text:style-name="P45"/>
      <text:p text:style-name="P45"/>
      <text:p text:style-name="P45">&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2"><text:s/></text:p>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0"><text:soft-page-break/></text:p>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text:soft-page-break/>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8"/>
      <text:p text:style-name="P37"/>
      <text:p text:style-name="P31"><text:soft-page-break/></text:p>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text:span><text:span text:style-name="T22">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oft-page-break/><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text:soft-page-break/></text:p>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text:span><text:span text:style-name="T21">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soft-page-break/>***</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oft-page-break/><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oft-page-break/><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text:soft-page-break/>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oft-page-break/><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oft-page-break/><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oft-page-break/><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oft-page-break/><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oft-page-break/><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text:soft-page-break/>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oft-page-break/><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oft-page-break/><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oft-page-break/><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text:soft-page-break/></text:p>
      <text:p text:style-name="P99"/>
      <text:p text:style-name="P99"/>
      <text:p text:style-name="P99"/>
      <text:p text:style-name="P99"/>
      <text:p text:style-name="P62"><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oft-page-break/><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oft-page-break/><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Поиск решения</text:h>
      <text:p text:style-name="P99"/>
      <text:p text:style-name="P6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text:soft-page-break/>&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oft-page-break/><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text:soft-page-break/>–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oft-page-break/><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soft-page-break/>***</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oft-page-break/><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soft-page-break/>***</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text:soft-page-break/>–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3969136344652216617"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20215631" text:continue-numbering="true" text:style-name="L5">
        <text:list-header>
          <text:p text:style-name="P148">Я молча пожал плечами. Эпплджек уверенно продолжила.</text:p>
        </text:list-header>
      </text:list>
      <text:p text:style-name="P86"><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13720" text:continue-numbering="true" text:style-name="L5">
        <text:list-header>
          <text:p text:style-name="P148">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13938"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text:soft-page-break/>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6658959430868048777"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4444688142152071468"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text:soft-page-break/>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text:soft-page-break/>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text:soft-page-break/>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text:soft-page-break/></text:p>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text:soft-page-break/>–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text:soft-page-break/>–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text:soft-page-break/>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7028357947641159345" text:style-name="L8">
        <text:list-header>
          <text:p text:style-name="P150">(<text:span text:style-name="T26">Луна — как повелительница снов, слышала разговор Макса с Анакорном</text:span>)</text:p>
          <text:p text:style-name="P151"/>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2">-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0T00:03:30.41</dc:date>
    <meta:editing-duration>P86DT21M10S</meta:editing-duration>
    <meta:editing-cycles>4956</meta:editing-cycles>
    <meta:generator>OpenOffice/4.1.1$Win32 OpenOffice.org_project/411m6$Build-9775</meta:generator>
    <meta:document-statistic meta:table-count="0" meta:image-count="0" meta:object-count="0" meta:page-count="174" meta:paragraph-count="3568" meta:word-count="82853" meta:character-count="526978"/>
    <dc:creator>макс </dc:creator>
  </office:meta>
</office:document-meta>
</file>